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9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dien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Zeit</text:p>
          </table:table-cell>
          <table:table-cell table:style-name="Tabelle1.A1" office:value-type="string">
            <text:p text:style-name="P1">Pool</text:p>
          </table:table-cell>
          <table:table-cell table:style-name="Tabelle1.A1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1" office:value-type="string">
            <text:p text:style-name="P1">Wasserzufuh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3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Wasser ausgeben Durchflussmenge und Temperatur</text:p>
          </table:table-cell>
        </table:table-row>
        <table:table-row>
          <table:table-cell table:style-name="Tabelle1.A1" office:value-type="string">
            <text:p text:style-name="P1">C5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Antwort (Erfolg, Fehler etc)</text:p>
          </table:table-cell>
        </table:table-row>
        <table:table-row>
          <table:table-cell table:style-name="Tabelle1.A9" office:value-type="string">
            <text:p text:style-name="P1">C16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Mahlwerk-Message: Pulvermenge</text:p>
          </table:table-cell>
        </table:table-row>
        <table:table-row>
          <table:table-cell table:style-name="Tabelle1.A9" office:value-type="string">
            <text:p text:style-name="P1">C17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Anwort (Job erledigt, evtl. Statistik-Daten) und/oder Fehlermeldung (Bohnen leer, Kaffee-Kuchen-Behälter voll)</text:p>
          </table:table-cell>
        </table:table-row>
        <table:table-row>
          <table:table-cell table:style-name="Tabelle1.A9" office:value-type="string">
            <text:p text:style-name="P1">Mahlwerk</text:p>
          </table:table-cell>
          <table:table-cell table:style-name="Tabelle1.A9" office:value-type="string">
            <text:p text:style-name="P1">A</text:p>
          </table:table-cell>
          <table:table-cell table:style-name="Tabelle1.A9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9" office:value-type="string">
            <text:p text:style-name="P1">C18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Status Kaffee-Kuchen-Behälter: OK, Warning: Beinahe voll, Error: Ueberfüllt</text:p>
          </table:table-cell>
        </table:table-row>
        <table:table-row>
          <table:table-cell table:style-name="Tabelle1.A9" office:value-type="string">
            <text:p text:style-name="P1">C19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Steuerbefehl Dosierer: Mahstärke 0 – 100 %</text:p>
            <text:p text:style-name="P1">Wird mittels Timer an- und abgestellt</text:p>
          </table:table-cell>
        </table:table-row>
        <table:table-row>
          <table:table-cell table:style-name="Tabelle1.A9" office:value-type="string">
            <text:p text:style-name="P1">C20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Bohnen-Sensor-Wert: Hat noch genug für zwei Kaffees, Nachfüllen</text:p>
          </table:table-cell>
        </table:table-row>
        <table:table-row>
          <table:table-cell table:style-name="Tabelle1.A9" office:value-type="string">
            <text:p text:style-name="P1">C21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Message: Wirf Kuchen aus</text:p>
          </table:table-cell>
        </table:table-row>
        <table:table-row>
          <table:table-cell table:style-name="Tabelle1.A9" office:value-type="string">
            <text:p text:style-name="P1">C22</text:p>
          </table:table-cell>
          <table:table-cell table:style-name="Tabelle1.A9" office:value-type="string">
            <text:p text:style-name="P1">C</text:p>
          </table:table-cell>
          <table:table-cell table:style-name="Tabelle1.A9" office:value-type="string">
            <text:p text:style-name="P1">Antwort: Erfolg, Fehler</text:p>
          </table:table-cell>
        </table:table-row>
        <table:table-row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</table:table-row>
        <table:table-row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  <table:table-cell table:style-name="Tabelle1.A9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2M12S</meta:editing-duration>
    <meta:editing-cycles>5</meta:editing-cycles>
    <meta:generator>OpenOffice.org/3.2$Win32 OpenOffice.org_project/320m18$Build-9502</meta:generator>
    <dc:date>2011-06-27T13:50:22.45</dc:date>
    <dc:creator>Toni Baumann</dc:creator>
    <meta:document-statistic meta:table-count="1" meta:image-count="0" meta:object-count="0" meta:page-count="2" meta:paragraph-count="50" meta:word-count="149" meta:character-count="1005"/>
    <meta:user-defined meta:name="Info 1"/>
    <meta:user-defined meta:name="Info 2"/>
    <meta:user-defined meta:name="Info 3"/>
    <meta:user-defined meta:name="Info 4"/>
  </office:meta>
</office:document-meta>
</file>